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in" style:rel-column-width="7011*"/>
    </style:style>
    <style:style style:name="Table1.B" style:family="table-column">
      <style:table-column-properties style:column-width="2.609in" style:rel-column-width="25548*"/>
    </style:style>
    <style:style style:name="Table1.C" style:family="table-column">
      <style:table-column-properties style:column-width="3.3674in" style:rel-column-width="329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fo:language="en" fo:country="US" style:font-size-asian="12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style>
    <style:style style:name="P28" style:family="paragraph" style:parent-style-name="Text_20_body">
      <style:text-properties fo:font-weight="bold" style:font-weight-asian="bold" style:font-weight-complex="bold"/>
    </style:style>
    <style:style style:name="P29" style:family="paragraph" style:parent-style-name="Frame_20_contents">
      <style:text-properties style:font-name="Courier New" fo:language="en" fo:country="US"/>
    </style:style>
    <style:style style:name="P30" style:family="paragraph" style:parent-style-name="Frame_20_contents">
      <style:text-properties style:font-name="Courier New" fo:language="en" fo:country="US" fo:font-style="normal" style:font-style-asian="normal" style:font-style-complex="normal"/>
    </style:style>
    <style:style style:name="P31" style:family="paragraph" style:parent-style-name="Frame_20_contents">
      <style:text-properties style:font-name="Courier New" fo:language="en" fo:country="US" fo:font-style="italic" style:font-style-asian="italic" style:font-style-complex="italic"/>
    </style:style>
    <style:style style:name="P32"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3" style:family="paragraph" style:parent-style-name="Frame_20_contents">
      <style:paragraph-properties loext:contextual-spacing="false" fo:margin-top="0in" fo:margin-bottom="0in"/>
      <style:text-properties style:font-name="Courier New" fo:language="en" fo:country="US"/>
    </style:style>
    <style:style style:name="P34" style:family="paragraph" style:parent-style-name="Frame_20_contents">
      <style:paragraph-properties loext:contextual-spacing="false" fo:margin-top="0in" fo:margin-bottom="0.0799in" fo:line-height="100%"/>
      <style:text-properties style:font-name="Courier New" fo:language="en" fo:country="US"/>
    </style:style>
    <style:style style:name="P35"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6"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7"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8"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39"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40"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fo:font-size="7pt" style:font-size-asian="7pt" style:font-size-complex="7pt"/>
    </style:style>
    <style:style style:name="P43" style:family="paragraph" style:parent-style-name="Table_20_Contents">
      <style:text-properties style:font-name="Consolas" fo:font-size="10pt" style:font-size-asian="10pt" style:font-size-complex="10pt"/>
    </style:style>
    <style:style style:name="P44"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2992in" style:type="right" style:leader-style="dotted" style:leader-text="."/>
        </style:tab-stops>
      </style:paragraph-properties>
    </style:style>
    <style:style style:name="P48" style:family="paragraph" style:parent-style-name="Table_20_Contents">
      <style:paragraph-properties fo:text-align="center" style:justify-single-word="false" fo:background-color="#ffff99">
        <style:background-image/>
      </style:paragraph-properties>
    </style:style>
    <style:style style:name="P49" style:family="paragraph" style:parent-style-name="Contents_20_4">
      <style:paragraph-properties>
        <style:tab-stops>
          <style:tab-stop style:position="6.1028in" style:type="right" style:leader-style="dotted" style:leader-text="."/>
        </style:tab-stops>
      </style:paragraph-properties>
    </style:style>
    <style:style style:name="P50"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51"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52" style:family="paragraph" style:parent-style-name="Table_20_Contents">
      <style:paragraph-properties fo:text-align="center" style:justify-single-word="false" fo:background-color="#ffcc00">
        <style:background-image/>
      </style:paragraph-properties>
    </style:style>
    <style:style style:name="P53" style:family="paragraph" style:parent-style-name="Table_20_Contents">
      <style:paragraph-properties fo:text-align="center" style:justify-single-word="false" fo:background-color="#ff9999">
        <style:background-image/>
      </style:paragraph-properties>
    </style:style>
    <style:style style:name="P54"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5"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6" style:family="paragraph" style:parent-style-name="Standard" style:master-page-name="">
      <style:paragraph-properties style:page-number="auto"/>
      <style:text-properties fo:language="en" fo:country="US" fo:font-style="normal" style:font-style-asian="normal" style:font-style-complex="normal"/>
    </style:style>
    <style:style style:name="P57"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8"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9"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60"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61" style:family="paragraph" style:parent-style-name="Heading_20_1" style:master-page-name="Standard">
      <style:paragraph-properties style:page-number="1"/>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2">
      <style:text-properties fo:language="en" fo:country="US"/>
    </style:style>
    <style:style style:name="P64" style:family="paragraph" style:parent-style-name="Heading_20_2">
      <style:text-properties fo:language="en" fo:country="US" fo:font-style="normal" style:font-style-asian="normal" style:font-style-complex="normal"/>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language="en" fo:country="US"/>
    </style:style>
    <style:style style:name="P67" style:family="paragraph" style:parent-style-name="Heading_20_3">
      <style:text-properties fo:language="en" fo:country="US"/>
    </style:style>
    <style:style style:name="P68" style:family="paragraph" style:parent-style-name="Heading_20_3">
      <style:text-properties fo:language="en" fo:country="US" fo:font-style="italic" style:font-style-asian="italic" style:font-style-complex="italic"/>
    </style:style>
    <style:style style:name="P69" style:family="paragraph" style:parent-style-name="Heading_20_3">
      <style:text-properties fo:language="en" fo:country="US" fo:font-style="normal" style:font-style-asian="normal" style:font-style-complex="normal"/>
    </style:style>
    <style:style style:name="P70" style:family="paragraph" style:parent-style-name="Heading_20_4">
      <style:text-properties fo:language="en" fo:country="US" fo:font-style="normal" style:font-style-asian="normal" style:font-style-complex="normal"/>
    </style:style>
    <style:style style:name="P71" style:family="paragraph" style:parent-style-name="Contents_20_Heading" style:master-page-name="Index">
      <style:paragraph-properties style:page-number="1"/>
    </style:style>
    <style:style style:name="P72" style:family="paragraph" style:parent-style-name="Table_20_Contents">
      <style:text-properties style:font-name="Consolas" fo:font-size="10pt" style:font-size-asian="10pt" style:font-size-complex="10pt"/>
    </style:style>
    <style:style style:name="P73" style:family="paragraph" style:parent-style-name="Table_20_Contents" style:list-style-name="L4">
      <style:text-properties style:font-name="Consolas" fo:font-size="10pt" style:font-size-asian="10pt" style:font-size-complex="10pt"/>
    </style:style>
    <style:style style:name="P74"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75" style:family="paragraph" style:parent-style-name="Text_20_body" style:list-style-name="L1"/>
    <style:style style:name="P76" style:family="paragraph" style:parent-style-name="Text_20_body" style:list-style-name="L2"/>
    <style:style style:name="P77"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8" style:family="paragraph" style:parent-style-name="Text_20_body" style:list-style-name="L3">
      <style:text-properties fo:language="en" fo:country="US" fo:font-style="normal" style:font-style-asian="normal" style:font-style-complex="normal"/>
    </style:style>
    <style:style style:name="P79" style:family="paragraph" style:parent-style-name="Text_20_body" style:list-style-name="L5">
      <style:text-properties fo:language="en" fo:country="US" fo:font-weight="bold" style:font-weight-asian="bold" style:font-weight-complex="bold"/>
    </style:style>
    <style:style style:name="P80" style:family="paragraph" style:parent-style-name="Text_20_body" style:list-style-name="L6">
      <style:text-properties fo:language="en" fo:country="US" fo:font-weight="bold" style:font-weight-asian="bold" style:font-weight-complex="bold"/>
    </style:style>
    <style:style style:name="P81" style:family="paragraph" style:parent-style-name="Text_20_body" style:list-style-name="L5">
      <style:text-properties fo:language="en" fo:country="US"/>
    </style:style>
    <style:style style:name="P82" style:family="paragraph" style:parent-style-name="Text_20_body" style:list-style-name="L5">
      <style:text-properties fo:language="en" fo:country="US" fo:font-style="italic" style:font-style-asian="italic" style:font-style-complex="italic"/>
    </style:style>
    <style:style style:name="P83" style:family="paragraph" style:parent-style-name="Text_20_body" style:list-style-name="L6">
      <style:text-properties fo:language="en" fo:country="US" fo:font-style="italic" style:font-style-asian="italic" style:font-style-complex="italic"/>
    </style:style>
    <style:style style:name="P84" style:family="paragraph" style:parent-style-name="Text_20_body" style:list-style-name="L6">
      <style:text-properties fo:language="en" fo:country="US" fo:font-style="italic" fo:font-weight="normal" style:font-style-asian="italic" style:font-weight-asian="normal" style:font-style-complex="italic" style:font-weight-complex="normal"/>
    </style:style>
    <style:style style:name="P85" style:family="paragraph" style:parent-style-name="Text_20_body" style:list-style-name="L6">
      <style:text-properties fo:language="en" fo:country="US"/>
    </style:style>
    <style:style style:name="P86" style:family="paragraph" style:parent-style-name="Text_20_body" style:list-style-name="L6">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3</text:user-defined></text:p>
      <text:p text:style-name="P5"><text:date style:data-style-name="N116" text:date-value="2018-09-07T11:52:16.50">September, 2018</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8-09-07T11:52:16.50">2018</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71">Table of Contents</text:p>
          </text:index-title>
          <text:p text:style-name="P45">1 <text:s text:c="2"/>Licensing<text:tab/><text:a xlink:type="simple" xlink:href="#__RefHeading__1030_1365797035" text:style-name="Internet_20_link" text:visited-style-name="Internet_20_link">1</text:a></text:p>
          <text:p text:style-name="P45">2 <text:s text:c="2"/>Introduction<text:tab/><text:a xlink:type="simple" xlink:href="#__RefHeading__1032_1365797035" text:style-name="Internet_20_link" text:visited-style-name="Internet_20_link">2</text:a></text:p>
          <text:p text:style-name="P45">3 <text:s text:c="2"/>Installation<text:tab/><text:a xlink:type="simple" xlink:href="#__RefHeading__1034_1365797035" text:style-name="Internet_20_link" text:visited-style-name="Internet_20_link">3</text:a></text:p>
          <text:p text:style-name="P46">3.1 <text:s text:c="2"/>Windows<text:tab/><text:a xlink:type="simple" xlink:href="#__RefHeading__1011_1279705103" text:style-name="Internet_20_link" text:visited-style-name="Internet_20_link">3</text:a></text:p>
          <text:p text:style-name="P47">3.1.1 <text:s text:c="2"/>Installing<text:tab/><text:a xlink:type="simple" xlink:href="#__RefHeading__1036_1365797035" text:style-name="Internet_20_link" text:visited-style-name="Internet_20_link">3</text:a></text:p>
          <text:p text:style-name="P47">3.1.2 <text:s text:c="2"/>Uninstalling<text:tab/><text:a xlink:type="simple" xlink:href="#__RefHeading__1038_1365797035" text:style-name="Internet_20_link" text:visited-style-name="Internet_20_link">3</text:a></text:p>
          <text:p text:style-name="P46">3.2 <text:s text:c="2"/>Linux<text:tab/><text:a xlink:type="simple" xlink:href="#__RefHeading__1013_1279705103" text:style-name="Internet_20_link" text:visited-style-name="Internet_20_link">4</text:a></text:p>
          <text:p text:style-name="P47">3.2.1 <text:s text:c="2"/>Installing<text:tab/><text:a xlink:type="simple" xlink:href="#__RefHeading__1036_13657970351" text:style-name="Internet_20_link" text:visited-style-name="Internet_20_link">4</text:a></text:p>
          <text:p text:style-name="P49"><text:s text:c="3"/>RPM<text:tab/><text:a xlink:type="simple" xlink:href="#__RefHeading__1015_1279705103" text:style-name="Internet_20_link" text:visited-style-name="Internet_20_link">4</text:a></text:p>
          <text:p text:style-name="P49"><text:s text:c="3"/>DPKG<text:tab/><text:a xlink:type="simple" xlink:href="#__RefHeading__1017_1279705103" text:style-name="Internet_20_link" text:visited-style-name="Internet_20_link">4</text:a></text:p>
          <text:p text:style-name="P47">3.2.2 <text:s text:c="2"/>Uninstalling<text:tab/><text:a xlink:type="simple" xlink:href="#__RefHeading__1019_1279705103" text:style-name="Internet_20_link" text:visited-style-name="Internet_20_link">4</text:a></text:p>
          <text:p text:style-name="P49"><text:s text:c="3"/>RPM<text:tab/><text:a xlink:type="simple" xlink:href="#__RefHeading__1021_1279705103" text:style-name="Internet_20_link" text:visited-style-name="Internet_20_link">4</text:a></text:p>
          <text:p text:style-name="P49"><text:s text:c="3"/>DPKG<text:tab/><text:a xlink:type="simple" xlink:href="#__RefHeading__1023_1279705103" text:style-name="Internet_20_link" text:visited-style-name="Internet_20_link">4</text:a></text:p>
          <text:p text:style-name="P45">4 <text:s text:c="2"/>Getting Started with vcdMaker<text:tab/><text:a xlink:type="simple" xlink:href="#__RefHeading__1040_1365797035" text:style-name="Internet_20_link" text:visited-style-name="Internet_20_link">5</text:a></text:p>
          <text:p text:style-name="P45">5 <text:s text:c="2"/>Input log files<text:tab/><text:a xlink:type="simple" xlink:href="#__RefHeading__1042_1365797035" text:style-name="Internet_20_link" text:visited-style-name="Internet_20_link">6</text:a></text:p>
          <text:p text:style-name="P46">5.1 <text:s text:c="2"/>Specifying the user log format<text:tab/><text:a xlink:type="simple" xlink:href="#__RefHeading__1557_561627127" text:style-name="Internet_20_link" text:visited-style-name="Internet_20_link">6</text:a></text:p>
          <text:p text:style-name="P46">5.2 <text:s text:c="2"/>The inherent vcdMaker log format<text:tab/><text:a xlink:type="simple" xlink:href="#__RefHeading__1559_561627127" text:style-name="Internet_20_link" text:visited-style-name="Internet_20_link">7</text:a></text:p>
          <text:p text:style-name="P45">6 <text:s text:c="2"/>Creating VCD files<text:tab/><text:a xlink:type="simple" xlink:href="#__RefHeading__1044_1365797035" text:style-name="Internet_20_link" text:visited-style-name="Internet_20_link">10</text:a></text:p>
          <text:p text:style-name="P45">7 <text:s text:c="2"/>Merging log files<text:tab/><text:a xlink:type="simple" xlink:href="#__RefHeading__870_93104449" text:style-name="Internet_20_link" text:visited-style-name="Internet_20_link">11</text:a></text:p>
          <text:p text:style-name="P45">8 <text:s text:c="2"/>Viewing VCD files<text:tab/><text:a xlink:type="simple" xlink:href="#__RefHeading__1046_1365797035" text:style-name="Internet_20_link" text:visited-style-name="Internet_20_link">13</text:a></text:p>
          <text:p text:style-name="P46">8.1 <text:s text:c="2"/>GtkWave<text:tab/><text:a xlink:type="simple" xlink:href="#__RefHeading__1048_1365797035" text:style-name="Internet_20_link" text:visited-style-name="Internet_20_link">13</text:a></text:p>
          <text:p text:style-name="P47">8.1.1 <text:s text:c="2"/>Downloading<text:tab/><text:a xlink:type="simple" xlink:href="#__RefHeading__1050_1365797035" text:style-name="Internet_20_link" text:visited-style-name="Internet_20_link">13</text:a></text:p>
          <text:p text:style-name="P47">8.1.2 <text:s text:c="2"/>First steps<text:tab/><text:a xlink:type="simple" xlink:href="#__RefHeading__1052_1365797035" text:style-name="Internet_20_link" text:visited-style-name="Internet_20_link">13</text:a></text:p>
          <text:p text:style-name="P45">9 <text:s text:c="2"/>Warnings and errors<text:tab/><text:a xlink:type="simple" xlink:href="#__RefHeading__1562_1604377397" text:style-name="Internet_20_link" text:visited-style-name="Internet_20_link">22</text:a></text:p>
          <text:p text:style-name="P45">10 <text:s text:c="2"/>Reference projects<text:tab/><text:a xlink:type="simple" xlink:href="#__RefHeading__1025_1279705103" text:style-name="Internet_20_link" text:visited-style-name="Internet_20_link">24</text:a></text:p>
          <text:p text:style-name="P45">11 <text:s text:c="2"/>Release notes<text:tab/><text:a xlink:type="simple" xlink:href="#__RefHeading__1027_1279705103" text:style-name="Internet_20_link" text:visited-style-name="Internet_20_link">25</text:a></text:p>
          <text:p text:style-name="P46">11.1 <text:s text:c="2"/>Version 1.0.1<text:tab/><text:a xlink:type="simple" xlink:href="#__RefHeading__1029_1279705103" text:style-name="Internet_20_link" text:visited-style-name="Internet_20_link">25</text:a></text:p>
          <text:p text:style-name="P46">11.2 <text:s text:c="2"/>Version 2.0.1<text:tab/><text:a xlink:type="simple" xlink:href="#__RefHeading__1031_1279705103" text:style-name="Internet_20_link" text:visited-style-name="Internet_20_link">25</text:a></text:p>
          <text:p text:style-name="P46">11.3 <text:s text:c="2"/>Version 3.0.1<text:tab/><text:a xlink:type="simple" xlink:href="#__RefHeading__1564_1604377397" text:style-name="Internet_20_link" text:visited-style-name="Internet_20_link">25</text:a></text:p>
        </text:index-body>
      </text:table-of-content>
      <text:p text:style-name="P3"/>
      <text:h text:style-name="P61" text:outline-level="1"><text:bookmark-start text:name="__RefHeading__1030_1365797035"/>Licensing<text:bookmark-end text:name="__RefHeading__1030_1365797035"/></text:h>
      <text:p text:style-name="P16">The MIT License (MIT)<text:line-break/><text:line-break/>Copyright (c) 2017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62" text:outline-level="1"><text:bookmark-start text:name="__RefHeading__1032_1365797035"/>Introduction<text:bookmark-end text:name="__RefHeading__1032_1365797035"/></text:h>
      <text:p text:style-name="P24"><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5"/>
      <text:p text:style-name="P25">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62" text:outline-level="1"><text:bookmark-start text:name="__RefHeading__1034_1365797035"/>Installation<text:bookmark-end text:name="__RefHeading__1034_1365797035"/></text:h>
      <text:h text:style-name="P63" text:outline-level="2"><text:bookmark-start text:name="__RefHeading__1011_1279705103"/>Windows<text:bookmark-end text:name="__RefHeading__1011_1279705103"/></text:h>
      <text:h text:style-name="P67"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29">vcdMakerSetup.exe /install /log vcdMakerInstallation.log</text:p></draw:text-box></draw:frame></text:p>
      <text:h text:style-name="P68"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29">vcdMakerSetup.exe /uninstall</text:p></draw:text-box></draw:frame></text:p>
      <text:h text:style-name="P66"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9" text:outline-level="3"><text:bookmark-start text:name="__RefHeading__1036_13657970351"/>Installing<text:bookmark-end text:name="__RefHeading__1036_13657970351"/></text:h>
      <text:h text:style-name="P70"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3">rpm -i package_name.rpm</text:p></draw:text-box></draw:frame></text:p>
      <text:h text:style-name="P70"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3">dpkg -i package_name.deb</text:p></draw:text-box></draw:frame></text:p>
      <text:h text:style-name="P69" text:outline-level="3"><text:bookmark-start text:name="__RefHeading__1019_1279705103"/>Uninstalling<text:bookmark-end text:name="__RefHeading__1019_1279705103"/></text:h>
      <text:h text:style-name="P70"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3">rpm -e vcdmaker</text:p></draw:text-box></draw:frame></text:p>
      <text:h text:style-name="P70"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3">dpkg -r vcdmaker</text:p></draw:text-box></draw:frame></text:p>
      <text:p text:style-name="P17"/>
      <text:h text:style-name="P62"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29">vcdMaker -t us -o output.vcd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5">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7">vcdMerge.exe -o merge_t1_t1.vcd T,0,us,System1,Counter,system1_time1.txt T,0,us,System2,Counter,system2_time1.txt</text:p></draw:text-box></draw:frame></text:p>
      <text:h text:style-name="P62" text:outline-level="1"><text:bookmark-start text:name="__RefHeading__1042_1365797035"/>Input log files<text:bookmark-end text:name="__RefHeading__1042_1365797035"/></text:h>
      <text:p text:style-name="P26"><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4" text:outline-level="2"><text:bookmark-start text:name="__RefHeading__1557_561627127"/>Specifying the user log format<text:bookmark-end text:name="__RefHeading__1557_561627127"/></text:h>
      <text:h text:style-name="P69" text:outline-level="3">The XML structure</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Integer 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Float 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2"/>
          </table:table-cell>
        </table:table-row>
      </table:table>
      <text:p text:style-name="P27"/>
      <text:p text:style-name="P27"><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txt(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2"><text:span text:style-name="T17"><text:s text:c="4"/></text:span><text:span text:style-name="T21">&lt;value&gt;</text:span><text:span text:style-name="T25">flt(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1">&lt;/event&gt;</text:p>
            <text:p text:style-name="P9"/>
            <text:p text:style-name="P12"><text:span text:style-name="T21">&lt;/signals</text:span><text:span text:style-name="T16"> </text:span><text:span text:style-name="T21">&gt;</text:span></text:p>
            <text:p text:style-name="P42"/>
          </table:table-cell>
        </table:table-row>
      </table:table>
      <text:h text:style-name="Heading_20_3" text:outline-level="3">Signal line specification</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6">Info! At least, a log line shall contain its name and value.</text:p></draw:text-box></draw:frame></text:p>
      <text:h text:style-name="Heading_20_3" text:outline-level="3">Expression functions</text:h>
      <text:p text:style-name="Text_20_body">There are several functions which can be used to construct signal properties and they have been listed below:</text:p>
      <text:list xml:id="list2854693639888842103" text:style-name="L1">
        <text:list-item>
          <text:p text:style-name="P75">dec(group_number)</text:p>
          <text:p text:style-name="P75">It returns the integer representation of the string provided by the regex capture group. It must be a valid decimal string, e.g. '153'.</text:p>
        </text:list-item>
        <text:list-item>
          <text:p text:style-name="P75">hex(group_number)</text:p>
          <text:p text:style-name="P75">It returns the integer representation of the string provided by the regex capture group. It must be a valid hexadecimal string, e.g. 'A78'.</text:p>
        </text:list-item>
        <text:list-item>
          <text:p text:style-name="P75">line()</text:p>
          <text:p text:style-name="P75">It returns the number of the parsed log line. Hint: it allows for parsing logs not containing timestamps at all. It could be useful in some circumstances.</text:p>
        </text:list-item>
        <text:list-item>
          <text:p text:style-name="P75">flt(group_number)</text:p>
          <text:p text:style-name="P75">It returns the float representation of the string provided by the regex capture group. It must be a valid float string, e.g. '3.14159'.</text:p>
        </text:list-item>
        <text:list-item>
          <text:p text:style-name="P75">txt(group_number)</text:p>
          <text:p text:style-name="P75"><text:soft-page-break/>It returns the string captured by the regex group. It must be a valid string, e.g. 'Sensor_1'.</text:p>
        </text:list-item>
      </text:list>
      <text:p text:style-name="Text_20_body"/>
      <text:list xml:id="list31730152" text:continue-numbering="true" text:style-name="L1">
        <text:list-header>
          <text:p text:style-name="P75">group_number – decimal integer in the range from 1 to the last index of the given regex group</text:p>
        </text:list-header>
      </text:list>
      <text:p text:style-name="Text_20_body"/>
      <text:h text:style-name="Heading_20_3" text:outline-level="3">Integer expressions</text:h>
      <text:p text:style-name="Text_20_body">The integer expression is a combination of arithmetic operators and expression functions. The precedence of operators is traditional. Available operands: '*', '/', '+', '-', '()'.</text:p>
      <text:p text:style-name="Text_20_body"/>
      <text:p text:style-name="P28">Example</text:p>
      <text:p text:style-name="Text_20_body">10 * (dec(1) + dec(3)) + hex(2)</text:p>
      <text:p text:style-name="Text_20_body">The value of the expression can be easily calculated applying simple arithmetics.</text:p>
      <text:p text:style-name="Text_20_body">If dec(1) equals 2, hex(2) equals 0xB and dec(3) equals 5 then the calculated output value is 81.</text:p>
      <text:h text:style-name="Heading_20_3" text:outline-level="3">Float expressions</text:h>
      <text:p text:style-name="Text_20_body">The float expression is a combination of arithmetic operators and the flt() expression function which is the only accepted function in this case. The precedence of operators is traditional. Available operands: '*', '/', '+', '-', '()'.</text:p>
      <text:p text:style-name="Text_20_body"/>
      <text:p text:style-name="P28">Example</text:p>
      <text:p text:style-name="Text_20_body">2.5 * (flt(1) + flt(2)) – 0.9</text:p>
      <text:p text:style-name="Text_20_body">Again, the value of the expression is based on a simple arithmetic evaluation.</text:p>
      <text:p text:style-name="Text_20_body">If flt(1) equals 2.5, flt(2) equals 1.1 then the calculated output value is 8.1.</text:p>
      <text:h text:style-name="Heading_20_3" text:outline-level="3">String expressions</text:h>
      <text:p text:style-name="Text_20_body">It is a combination of strings (in double quotation marks) and regex groups. Available operands: '+'.</text:p>
      <text:p text:style-name="Text_20_body"/>
      <text:p text:style-name="P28">Example</text:p>
      <text:p text:style-name="Text_20_body">"SomeName." + txt(1) + "OtherName" + txt(2) + "1"</text:p>
      <text:p text:style-name="Text_20_body">So, in the final string 'txt(1)' will be replaced by the first regex capture group while 'txt(2)' will be replaced by the second regex capture group.</text:p>
      <text:p text:style-name="Text_20_body">If txt(1) is "XYZ" while txt(2) is ".ABC" the output string will be:</text:p>
      <text:p text:style-name="Text_20_body">"SomeName.XYZOtherName.ABC1"</text:p>
      <text:h text:style-name="Heading_20_3" text:outline-level="3">Timestamp expression</text:h>
      <text:p text:style-name="Text_20_body">This must be a valid integer expression. The timestamps do not have appear in the ascending order. Signals will be properly sorted by a tool. The line() function returns the processed log line number.</text:p>
      <text:h text:style-name="Heading_20_3" text:outline-level="3"><text:soft-page-break/>Name expression</text:h>
      <text:p text:style-name="Text_20_body">This must be a valid string expression. The name of the signal shall follow the guideline presented in the chapter <text:bookmark-ref text:reference-format="chapter" text:ref-name="__RefHeading__2153_942651050">5.1.11</text:bookmark-ref>.</text:p>
      <text:h text:style-name="Heading_20_3" text:outline-level="3">Value expression</text:h>
      <text:p text:style-name="Text_20_body">For a vector signal this must be a valid integer expression. The line() function returns always 0.</text:p>
      <text:p text:style-name="Text_20_body">For a real signal this must be a valid float expression.</text:p>
      <text:h text:style-name="Heading_20_3" text:outline-level="3">Size expression</text:h>
      <text:p text:style-name="Text_20_body">This must be a valid integer expression. The line() function returns always 0.</text:p>
      <text:h text:style-name="Heading_20_3" text:outline-level="3"><text:bookmark-start text:name="__RefHeading__2153_942651050"/>Signal naming<text:bookmark-end text:name="__RefHeading__2153_942651050"/></text:h>
      <text:p text:style-name="P56">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2">Top_Module</text:p><text:p text:style-name="P32">|</text:p><text:p text:style-name="P32">---------------------------</text:p><text:p text:style-name="P32">| <text:s text:c="26"/>|</text:p><text:p text:style-name="P32">Module_1 <text:s text:c="19"/>Module_2</text:p><text:p text:style-name="P32">| <text:s text:c="26"/>|</text:p><text:p text:style-name="P32">-------- <text:s text:c="19"/>--------</text:p><text:p text:style-name="P32">| <text:s text:c="7"/>| <text:s text:c="17"/>| <text:s text:c="7"/>|</text:p><text:p text:style-name="P32">Var_1 <text:s text:c="3"/>Var_2 <text:s text:c="13"/>Var_1 <text:s text:c="3"/>Var_2</text:p><text:p text:style-name="P32"/></draw:text-box></draw:frame></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1">Top_Module.Module_1.Var_1</text:p><text:p text:style-name="P31">Top_Module.Module_1.Var_2</text:p><text:p text:style-name="P31">Top_Module.Module_2.Var_1</text:p><text:p text:style-name="P31">Top_Module.Module_2.Var_2</text:p><text:p text:style-name="P31"/></draw:text-box></draw:frame><text:tab/></text:p>
      <text:p text:style-name="P51">The nesting of the signal name is not limited to three levels. A user can use whatever nesting level is required.</text:p>
      <text:h text:style-name="Heading_20_3" text:outline-level="3"><text:soft-page-break/>Example</text:h>
      <text:p text:style-name="Text_20_body">The provided sample files (user1.xml and user2.xml) can be used as a reference.</text:p>
      <text:p text:style-name="Text_20_body"><draw:frame draw:style-name="fr1" draw:name="Frame15" text:anchor-type="paragraph" svg:width="6.5693in" svg:height="0.311in" draw:z-index="28"><draw:text-box><text:p text:style-name="P57">vcdMaker -t us -o output.vcd -u user1.xml example_user.txt</text:p></draw:text-box></draw:frame><draw:frame draw:style-name="fr4" draw:name="Frame19" text:anchor-type="paragraph" svg:x="0.0791in" svg:y="0.522in" svg:width="6.5693in" svg:height="0.8102in" draw:z-index="29"><draw:text-box><text:p text:style-name="P58">vcdMerge.exe -o merge_t1_t2.vcd U{user2.xml},71050601,us,System1,Counter,system1_time1_user.txt T,234256037,us,System2,Counter,system2_time2.txt</text:p></draw:text-box></draw:frame></text:p>
      <text:h text:style-name="P65"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29">...</text:p><text:p text:style-name="P33">#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3">#77806070 FRDM.Sync e<text:line-break/>#77808473 FRDM.Sensors.Accelerometer.AccX 0.538574 f<text:line-break/>#77808473 FRDM.Sensors.Accelerometer.AccY 0.172852 f<text:line-break/>#77808473 FRDM.Sensors.Accelerometer.AccZ 0.706543 f </text:p><text:p text:style-name="P29">...</text:p></draw:text-box></draw:frame></text:p>
      <text:p text:style-name="P17">In general a log signal syntax is defined as follows:</text:p>
      <text:p text:style-name="P17"><draw:frame draw:style-name="fr3" draw:name="Frame14" text:anchor-type="paragraph" svg:width="6.5957in" svg:height="0.3398in" draw:z-index="24"><draw:text-box><text:p text:style-name="P30">#Timestamp Signal_name Value &lt;Size | f | e&gt; Optional_comment</text:p></draw:text-box></draw:frame></text:p>
      <text:p text:style-name="P17">There are common properties of the log signals:</text:p>
      <text:list xml:id="list624029449968636016" text:style-name="L2">
        <text:list-item>
          <text:p text:style-name="P76"><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7">Signal name</text:p>
          <text:p text:style-name="P60">The naming convention has been described in the chapter <text:bookmark-ref text:reference-format="chapter" text:ref-name="__RefHeading__2153_942651050">5.1.11</text:bookmark-ref>.</text:p>
        </text:list-item>
      </text:list>
      <text:p text:style-name="P18"/>
      <text:p text:style-name="P17">There are also properties specific to different signal types:</text:p>
      <text:list xml:id="list6363683583105663015" text:style-name="L3">
        <text:list-item>
          <text:p text:style-name="P78">integer values</text:p>
          <text:p text:style-name="P78"><draw:frame draw:style-name="fr6" draw:name="Frame11" text:anchor-type="paragraph" svg:width="6.0799in" svg:height="0.9335in" draw:z-index="17"><draw:text-box><text:p text:style-name="P34">#Timestamp TopModule...SubModule.VarName Value Size Comment</text:p><text:p text:style-name="P34">E.g.</text:p><text:p text:style-name="P34">#77655698 FRDM.Sensors.Magnetometer.MagY 873 32</text:p></draw:text-box></draw:frame><text:span text:style-name="T6">Value</text:span> – The value of the variable.</text:p>
          <text:p text:style-name="P78"><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8">real values</text:p>
          <text:p text:style-name="P78"><draw:frame draw:style-name="fr6" draw:name="Frame12" text:anchor-type="paragraph" svg:width="6.0799in" svg:height="0.9925in" draw:z-index="13"><draw:text-box><text:p text:style-name="P29">#Timestamp TopModule...SubModule.VarName Value f Comment</text:p><text:p text:style-name="P29">E.g.</text:p><text:p text:style-name="P33">#77808473 FRDM.Sensors.Accelerometer.AccZ 0.706543 f </text:p><text:p text:style-name="P33"><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8">events</text:p>
        </text:list-item>
      </text:list>
      <text:p text:style-name="Text_20_body"><draw:frame draw:style-name="fr6" draw:name="Frame13" text:anchor-type="paragraph" svg:width="6.0799in" svg:height="0.9925in" draw:z-index="14"><draw:text-box><text:p text:style-name="P29">#Timestamp TopModule...SubModule.EventName e Comment</text:p><text:p text:style-name="P29">E.g. </text:p><text:p text:style-name="P33">#77806070 FRDM.Sync e<text:line-break/></text:p></draw:text-box></draw:frame><text:bookmark-start text:name="__RefHeading__2267_942651050"/><text:bookmark-end text:name="__RefHeading__2267_942651050"/></text:p>
      <text:h text:style-name="P62"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29">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39">Examples:</text:p>
      <text:p text:style-name="P39">Basic syntax:</text:p>
      <text:p text:style-name="P39">vcdMaker -t us -o out.vcd example.txt</text:p>
      <text:p text:style-name="P39"/>
      <text:p text:style-name="P39">User defined log format:</text:p>
      <text:p text:style-name="P39">vcdMaker -t us -o out.vcd -u vcdMaker.xml example.txt</text:p>
      <text:p text:style-name="P39"/>
      <text:p text:style-name="P39">Adding the line counter:</text:p>
      <text:p text:style-name="P39">vcdMaker -t us -o out.vcd -c Counter example.txt</text:p>
      <text:p text:style-name="P50"/>
      <text:h text:style-name="P62"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29">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2"><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8">A user might merge as many sources as needed.</text:p>
      <text:p text:style-name="P38">Each source is characterized be a set of parameters separated with ',':</text:p>
      <text:p text:style-name="P40"/>
      <text:p text:style-name="P39"><text:span text:style-name="T2">format</text:span>,<text:span text:style-name="T2">timestamp</text:span>,<text:span text:style-name="T2">unit</text:span>,<text:span text:style-name="T2">prefix</text:span>,<text:span text:style-name="T2">counter</text:span>,<text:span text:style-name="T2">filename</text:span></text:p>
      <text:p text:style-name="P40"/>
      <text:p text:style-name="P39">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39">timestamp<text:tab/>The synchronization time for the input log. Set to 0 for synchronized logs.</text:p>
      <text:p text:style-name="P39">unit<text:tab/>The unit of the time stamp.</text:p>
      <text:p text:style-name="P39">prefix<text:tab/>The prefix to be added to all the signals within the unit. It can be left empty. Then, no prefix is added.</text:p>
      <text:p text:style-name="P39">counter<text:tab/>The line counter signal name to be added to the output file. It can be left empty. Then, no line counter signal is added.</text:p>
      <text:p text:style-name="P39">filename<text:tab/>The name of the file to be merged.</text:p>
      <text:p text:style-name="P39"/>
      <text:p text:style-name="P39"/>
      <text:p text:style-name="P39"><text:soft-page-break/>Examples:</text:p>
      <text:p text:style-name="P39">All source options used:</text:p>
      <text:p text:style-name="P39">vcdMerge -o out.vcd -v T,71050601,us,Prefix1,Counter1,log1.txt U{vcdMaker.xml},234256037,us,Prefix2,Counter2,log2.txt</text:p>
      <text:p text:style-name="P39">No signal counters:</text:p>
      <text:p text:style-name="P39">vcdMerge -o out.vcd -v T,71050601,us,Prefix1,,log1.txt T,234256037,us,Prefix2,,log2.txt</text:p>
      <text:p text:style-name="P39"/>
      <text:p text:style-name="P39">No prefixes nor signal counters:</text:p>
      <text:p text:style-name="P39">vcdMerge -o out.vcd -v T,71050601,us,,,log1.txt T,234256037,us,,,log2.txt</text:p>
      <text:p text:style-name="P39"/>
      <text:p text:style-name="P54">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5"/>
      <text:p text:style-name="P15"/>
      <text:h text:style-name="P62"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3"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7"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7"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62"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52">Common</text:p>
          </table:table-cell>
        </table:table-row>
        <table:table-row>
          <table:table-cell table:style-name="Table2.A2" office:value-type="string">
            <text:p text:style-name="P53">vcdMaker</text:p>
          </table:table-cell>
        </table:table-row>
        <table:table-row>
          <table:table-cell table:style-name="Table2.A2" office:value-type="string">
            <text:p text:style-name="P48">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1">Warning</text:p>
          </table:table-cell>
          <table:table-cell table:style-name="Warnings.A1" office:value-type="string">
            <text:p text:style-name="P41">String</text:p>
          </table:table-cell>
          <table:table-cell table:style-name="Warnings.C1" office:value-type="string">
            <text:p text:style-name="P41">Description</text:p>
          </table:table-cell>
        </table:table-row>
        <table:table-row>
          <table:table-cell table:style-name="Warnings.A2" office:value-type="float" office:value="1">
            <text:p text:style-name="P43">0001</text:p>
          </table:table-cell>
          <table:table-cell table:style-name="Warnings.B2" office:value-type="string">
            <text:p text:style-name="P43">Synchronization time out of bounds. Cannot merge {source}.</text:p>
          </table:table-cell>
          <table:table-cell table:style-name="Warnings.C2" office:value-type="string">
            <text:p text:style-name="P43">The entire signal source cannot be merged as its new synchronization point timestamp falls out of 64-bit value.</text:p>
            <text:p text:style-name="P43">Consider changing the output time unit.</text:p>
          </table:table-cell>
        </table:table-row>
        <table:table-row>
          <table:table-cell table:style-name="Warnings.A2" office:value-type="float" office:value="2">
            <text:p text:style-name="P43">0002</text:p>
          </table:table-cell>
          <table:table-cell table:style-name="Warnings.B2" office:value-type="string">
            <text:p text:style-name="P43">Timestamp out of bounds. Cannot merge {signalName} at {timestamp} {timeUnit}.</text:p>
          </table:table-cell>
          <table:table-cell table:style-name="Warnings.C2" office:value-type="string">
            <text:p text:style-name="P43">The signal cannot be merged as its new timestamp falls out of 64-bit value.</text:p>
            <text:p text:style-name="P43">Consider shortening the log or changing the output time unit.</text:p>
          </table:table-cell>
        </table:table-row>
        <table:table-row>
          <table:table-cell table:style-name="Warnings.A2" office:value-type="float" office:value="3">
            <text:p text:style-name="P43">0003</text:p>
          </table:table-cell>
          <table:table-cell table:style-name="Warnings.B2" office:value-type="string">
            <text:p text:style-name="P44">Evaluating {file_name}.</text:p>
            <text:p text:style-name="P44">Line {line_number}: {log_line}</text:p>
            <text:p text:style-name="P44">Expression: {problematic expression}</text:p>
            <text:p text:style-name="P43">Value {value} exceeds the {size}-bit size of the vector. Dropping the signal.</text:p>
          </table:table-cell>
          <table:table-cell table:style-name="Warnings.C2" office:value-type="string">
            <text:p text:style-name="P43">The log line matching the vector signal type has been encountered but the value of the signal to be created exceeds its declared size. The signal won't be created. The size of the vector shall be increased.</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1">Error</text:p>
          </table:table-cell>
          <table:table-cell table:style-name="Table1.A1" office:value-type="string">
            <text:p text:style-name="P41">String</text:p>
          </table:table-cell>
          <table:table-cell table:style-name="Table1.C1" office:value-type="string">
            <text:p text:style-name="P41">Description</text:p>
          </table:table-cell>
        </table:table-row>
        <table:table-row>
          <table:table-cell table:style-name="Table1.A2" office:value-type="float" office:value="1">
            <text:p text:style-name="P43">0001</text:p>
          </table:table-cell>
          <table:table-cell table:style-name="Table1.B2" office:value-type="string">
            <text:p text:style-name="P43">Opening file {fileName} failed, it either doesn't exist or is inaccessible.</text:p>
          </table:table-cell>
          <table:table-cell table:style-name="Table1.C2" office:value-type="string">
            <text:p text:style-name="P43">Missing file. Check if the path and the file name are correct.</text:p>
          </table:table-cell>
        </table:table-row>
        <table:table-row>
          <table:table-cell table:style-name="Table1.A2" office:value-type="float" office:value="2">
            <text:p text:style-name="P43">0002</text:p>
          </table:table-cell>
          <table:table-cell table:style-name="Table1.B2" office:value-type="string">
            <text:p text:style-name="P43">Inconsistent signal: {signalName}. Types: {signal1Type} / {signal2Type}. Sizes: {signal1Size} / {signal2Size}. Sources: {signal1Source} and {signal2Source}.</text:p>
          </table:table-cell>
          <table:table-cell table:style-name="Table1.C2" office:value-type="string">
            <text:p text:style-name="P43">There are inconsistent signals (from the same or different sources).</text:p>
            <text:p text:style-name="P43"/>
            <text:p text:style-name="P43">vcdMaker provides also the log line numer at which the inconsistent signal appeared.</text:p>
            <text:p text:style-name="P43"/>
            <text:p text:style-name="P43">Make sure you have no two similar signals differing only by their types or sizes.</text:p>
            <text:p text:style-name="P43"/>
            <text:p text:style-name="P43">For vcdMerge, consider adding or changing the source specific prefix.</text:p>
          </table:table-cell>
        </table:table-row>
        <table:table-row>
          <table:table-cell table:style-name="Table1.A4" office:value-type="float" office:value="3">
            <text:p text:style-name="P43">0003</text:p>
          </table:table-cell>
          <table:table-cell table:style-name="Table1.B4" office:value-type="string">
            <text:p text:style-name="P43">Invalid time unit: {timeUnit}.</text:p>
          </table:table-cell>
          <table:table-cell table:style-name="Table1.C4" office:value-type="string">
            <text:p text:style-name="P43">The time unit out of spec.</text:p>
            <text:p text:style-name="P43">Make sure the provided time unit is valid:</text:p>
            <text:p text:style-name="P43">[s, ms, us, ns, ps, fs].</text:p>
          </table:table-cell>
        </table:table-row>
        <table:table-row>
          <table:table-cell table:style-name="Table1.A4" office:value-type="float" office:value="4">
            <text:p text:style-name="P43">0004</text:p>
          </table:table-cell>
          <table:table-cell table:style-name="Table1.B4" office:value-type="string">
            <text:p text:style-name="P43">Synchronization point value out of bounds: {timeStamp}.</text:p>
          </table:table-cell>
          <table:table-cell table:style-name="Table1.C4" office:value-type="string">
            <text:p text:style-name="P43">The synchronization point falls out of the 64-bit value.</text:p>
            <text:p text:style-name="P43"><text:soft-page-break/>Consider changing the output time unit.</text:p>
          </table:table-cell>
        </table:table-row>
        <table:table-row>
          <table:table-cell table:style-name="Table1.A4" office:value-type="float" office:value="5">
            <text:p text:style-name="P43">0005</text:p>
          </table:table-cell>
          <table:table-cell table:style-name="Table1.B4" office:value-type="string">
            <text:p text:style-name="P43">Invalid log file format: {format}.</text:p>
          </table:table-cell>
          <table:table-cell table:style-name="Table1.C4" office:value-type="string">
            <text:p text:style-name="P43">The file format out of spec.</text:p>
            <text:p text:style-name="P43">Currently only 'T' format is suppoerted.</text:p>
          </table:table-cell>
        </table:table-row>
        <table:table-row>
          <table:table-cell table:style-name="Table1.A4" office:value-type="float" office:value="6">
            <text:p text:style-name="P43">0006</text:p>
          </table:table-cell>
          <table:table-cell table:style-name="Table1.B4" office:value-type="string">
            <text:p text:style-name="P43">Invalid synchronization point value: {synchronizationPoint}.</text:p>
          </table:table-cell>
          <table:table-cell table:style-name="Table1.C4" office:value-type="string">
            <text:p text:style-name="P43">The synchronization point value wasn't provided in the valid decimal format.</text:p>
            <text:p text:style-name="P43">Correct the value of the synchronization point.</text:p>
          </table:table-cell>
        </table:table-row>
        <table:table-row>
          <table:table-cell table:style-name="Table1.A4" office:value-type="float" office:value="7">
            <text:p text:style-name="P43">0007</text:p>
          </table:table-cell>
          <table:table-cell table:style-name="Table1.B4" office:value-type="string">
            <text:p text:style-name="P43">Invalid number of source parameters: {sourceDescription}.</text:p>
          </table:table-cell>
          <table:table-cell table:style-name="Table1.C4" office:value-type="string">
            <text:p text:style-name="P43">Wrong number of source parameters, separated by ','.</text:p>
            <text:p text:style-name="P43">Correct the source description.</text:p>
          </table:table-cell>
        </table:table-row>
        <table:table-row>
          <table:table-cell table:style-name="Table1.A4" office:value-type="float" office:value="8">
            <text:p text:style-name="P43">0008</text:p>
          </table:table-cell>
          <table:table-cell table:style-name="Table1.B4" office:value-type="string">
            <text:p text:style-name="P43">Leading time out of bounds.</text:p>
          </table:table-cell>
          <table:table-cell table:style-name="Table1.C4" office:value-type="string">
            <text:p text:style-name="P43">Leading source time out of bounds.</text:p>
            <text:p text:style-name="P43">Consider changing the output time unit.</text:p>
          </table:table-cell>
        </table:table-row>
        <table:table-row>
          <table:table-cell table:style-name="Table1.A4" office:value-type="float" office:value="9">
            <text:p text:style-name="P43">0009</text:p>
          </table:table-cell>
          <table:table-cell table:style-name="Table1.B4" office:value-type="string">
            <text:p text:style-name="P43">There are at least two signal sources required.</text:p>
          </table:table-cell>
          <table:table-cell table:style-name="Table1.C4" office:value-type="string">
            <text:p text:style-name="P43">Too few signal sources.</text:p>
            <text:p text:style-name="P43">At least two signal sources are required.</text:p>
          </table:table-cell>
        </table:table-row>
        <table:table-row>
          <table:table-cell table:style-name="Table1.A2" office:value-type="float" office:value="10">
            <text:p text:style-name="P43">0010</text:p>
          </table:table-cell>
          <table:table-cell table:style-name="Table1.B2" office:value-type="string">
            <text:p text:style-name="P43">XML - No parsing regular expression.</text:p>
          </table:table-cell>
          <table:table-cell table:style-name="Table1.C2" office:value-type="string">
            <text:p text:style-name="P43">The regular expression describing the user log syntax is missing.</text:p>
          </table:table-cell>
        </table:table-row>
        <table:table-row>
          <table:table-cell table:style-name="Table1.A2" office:value-type="float" office:value="11">
            <text:p text:style-name="P43">0011</text:p>
          </table:table-cell>
          <table:table-cell table:style-name="Table1.B2" office:value-type="string">
            <text:p text:style-name="P43">XML - No timestamp expression.</text:p>
          </table:table-cell>
          <table:table-cell table:style-name="Table1.C2" office:value-type="string">
            <text:p text:style-name="P43">The expression used to create the signal timestamp is missing.</text:p>
          </table:table-cell>
        </table:table-row>
        <table:table-row>
          <table:table-cell table:style-name="Table1.A2" office:value-type="float" office:value="12">
            <text:p text:style-name="P43">0012</text:p>
          </table:table-cell>
          <table:table-cell table:style-name="Table1.B2" office:value-type="string">
            <text:p text:style-name="P43">XML - No name expression.</text:p>
          </table:table-cell>
          <table:table-cell table:style-name="Table1.C2" office:value-type="string">
            <text:p text:style-name="P43">The expression used to create the signal name is missing.</text:p>
          </table:table-cell>
        </table:table-row>
        <table:table-row>
          <table:table-cell table:style-name="Table1.A2" office:value-type="float" office:value="13">
            <text:p text:style-name="P43">0013</text:p>
          </table:table-cell>
          <table:table-cell table:style-name="Table1.B2" office:value-type="string">
            <text:p text:style-name="P43">XML - No value expression.</text:p>
          </table:table-cell>
          <table:table-cell table:style-name="Table1.C2" office:value-type="string">
            <text:p text:style-name="P43">The expression used to create the signal value is missing.</text:p>
          </table:table-cell>
        </table:table-row>
        <table:table-row>
          <table:table-cell table:style-name="Table1.A2" office:value-type="float" office:value="14">
            <text:p text:style-name="P43">0014</text:p>
          </table:table-cell>
          <table:table-cell table:style-name="Table1.B2" office:value-type="string">
            <text:p text:style-name="P43">XML - No size expression.</text:p>
          </table:table-cell>
          <table:table-cell table:style-name="Table1.C2" office:value-type="string">
            <text:p text:style-name="P43">The expression used to create the signal size is missing.</text:p>
          </table:table-cell>
        </table:table-row>
        <table:table-row>
          <table:table-cell table:style-name="Table1.A2" office:value-type="float" office:value="15">
            <text:p text:style-name="P43">0015</text:p>
          </table:table-cell>
          <table:table-cell table:style-name="Table1.B2" office:value-type="string">
            <text:p text:style-name="P43">XML - Unexpected tag: {tag_name}</text:p>
          </table:table-cell>
          <table:table-cell table:style-name="Table1.C2" office:value-type="string">
            <text:p text:style-name="P43">Unexpected tag in the user provided XML file.</text:p>
          </table:table-cell>
        </table:table-row>
        <table:table-row>
          <table:table-cell table:style-name="Table1.A2" office:value-type="float" office:value="16">
            <text:p text:style-name="P43">0016</text:p>
          </table:table-cell>
          <table:table-cell table:style-name="Table1.B2" office:value-type="string">
            <text:p text:style-name="P43">Opening XML file {file_name} failed. The XML file might be incorrect.</text:p>
          </table:table-cell>
          <table:table-cell table:style-name="Table1.C2" office:value-type="string">
            <text:p text:style-name="P43">The XML file could not be read. Its syntax might be wrong.</text:p>
          </table:table-cell>
        </table:table-row>
        <table:table-row>
          <table:table-cell table:style-name="Table1.A2" office:value-type="float" office:value="17">
            <text:p text:style-name="P43">0017</text:p>
          </table:table-cell>
          <table:table-cell table:style-name="Table1.B2" office:value-type="string">
            <text:p text:style-name="P44">No signals creators. Hint: Verify the correctness of the XML file specifying the user log format.</text:p>
          </table:table-cell>
          <table:table-cell table:style-name="Table1.C2" office:value-type="string">
            <text:p text:style-name="P43">Log files could not be parsed as there is no valid signal creatos registered. Most likely the syntax of the provided XML specifying the user log format is wrong.</text:p>
          </table:table-cell>
        </table:table-row>
        <table:table-row>
          <table:table-cell table:style-name="Table1.A2" office:value-type="float" office:value="18">
            <text:p text:style-name="P43">0018</text:p>
          </table:table-cell>
          <table:table-cell table:style-name="Table1.B2" office:value-type="string">
            <text:p text:style-name="P44">Parsing error in {file_name}:</text:p>
            <text:p text:style-name="P44">{Erroenous expression}</text:p>
          </table:table-cell>
          <table:table-cell table:style-name="Table1.C2" office:value-type="string">
            <text:p text:style-name="P44">User expression parsing error. It might be a wrong expression syntax, an invalid function name or an erroenous function parameter.</text:p>
          </table:table-cell>
        </table:table-row>
        <table:table-row>
          <table:table-cell table:style-name="Table1.A2" office:value-type="float" office:value="19">
            <text:p text:style-name="P43">0019</text:p>
          </table:table-cell>
          <table:table-cell table:style-name="Table1.B2" office:value-type="string">
            <text:p text:style-name="P44">Evaluation error in {file_name}.</text:p>
            <text:p text:style-name="P44">Line {line_number}: {log_line}</text:p>
            <text:p text:style-name="P44">Expression: {problematic expression}</text:p>
            <text:p text:style-name="P44">{Error reason}</text:p>
          </table:table-cell>
          <table:table-cell table:style-name="Table1.C2" office:value-type="string">
            <text:p text:style-name="P43">The error occured while evaluating one of the user expressions.</text:p>
            <text:p text:style-name="P43"/>
            <text:p text:style-name="P43">The possible error reasons are:</text:p>
            <text:list xml:id="list943400309136175809" text:style-name="L4">
              <text:list-item>
                <text:p text:style-name="P73">Division by zero</text:p>
                <text:p text:style-name="P73">The evaluation of the expression leads to the division by zero.</text:p>
              </text:list-item>
              <text:list-item>
                <text:p text:style-name="P73">Cannot convert to decimal</text:p>
                <text:p text:style-name="P73">The argument of the dec() function is incorrect.</text:p>
              </text:list-item>
              <text:list-item>
                <text:p text:style-name="P73">Cannot convert to hex</text:p>
                <text:p text:style-name="P73">The argument of the hex() function is incorrect.</text:p>
              </text:list-item>
              <text:list-item>
                <text:p text:style-name="P73">Cannot convert to double</text:p>
                <text:p text:style-name="P73"><text:soft-page-break/>The argument of the flt() function is incorrect.</text:p>
              </text:list-item>
              <text:list-item>
                <text:p text:style-name="P73">Out of range decimal value</text:p>
                <text:p text:style-name="P73">The value captured by regex is too big to be converted successfully.</text:p>
              </text:list-item>
              <text:list-item>
                <text:p text:style-name="P73">Regex group index out of range</text:p>
                <text:p text:style-name="P73">The referenced group index does not exist.</text:p>
              </text:list-item>
              <text:list-item>
                <text:p text:style-name="P73">Overflow while adding</text:p>
                <text:p text:style-name="P73">The addition operation resulted in the value above the upper limit of the type.</text:p>
              </text:list-item>
              <text:list-item>
                <text:p text:style-name="P73">Overflow while multiplying</text:p>
                <text:p text:style-name="P73">The multiplication operation resulted in the value above the upper limit of the type.</text:p>
              </text:list-item>
              <text:list-item>
                <text:p text:style-name="P73">Underflow while substracting</text:p>
                <text:p text:style-name="P73">The substraction operation resulted in the value below the lower limit.</text:p>
              </text:list-item>
            </text:list>
          </table:table-cell>
        </table:table-row>
        <table:table-row>
          <table:table-cell table:style-name="Table1.A2" office:value-type="float" office:value="20">
            <text:p text:style-name="P43">0020</text:p>
          </table:table-cell>
          <table:table-cell table:style-name="Table1.B2" office:value-type="string">
            <text:p text:style-name="P44">{Regex library error}</text:p>
            <text:p text:style-name="P44">Regex: {regular expression}</text:p>
          </table:table-cell>
          <table:table-cell table:style-name="Table1.C2" office:value-type="string">
            <text:p text:style-name="P43">The regex error. The original message from the library is returned. It might indicate too complicated regular expression.</text:p>
            <text:p text:style-name="P43"/>
            <text:p text:style-name="P43">Most likely the regular expression could be simplified and still do its job. It is recommended to test the correctness of the expression before using it.</text:p>
            <text:p text:style-name="P43"/>
            <text:p text:style-name="P43">Hint! Use <text:a xlink:type="simple" xlink:href="https://regex101.com/" text:style-name="Internet_20_link" text:visited-style-name="Visited_20_Internet_20_Link">https://regex101.com/</text:a>.</text:p>
          </table:table-cell>
        </table:table-row>
      </table:table>
      <text:p text:style-name="P15"/>
      <text:p text:style-name="P15"/>
      <text:h text:style-name="P62"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62" text:outline-level="1"><text:bookmark-start text:name="__RefHeading__1027_1279705103"/>Release notes<text:bookmark-end text:name="__RefHeading__1027_1279705103"/></text:h>
      <text:h text:style-name="P63" text:outline-level="2"><text:bookmark-start text:name="__RefHeading__1029_1279705103"/>Version 1.0.1<text:bookmark-end text:name="__RefHeading__1029_1279705103"/></text:h>
      <text:list xml:id="list5441854960553725677" text:style-name="L5">
        <text:list-item>
          <text:p text:style-name="P79">vcdMaker</text:p>
          <text:list>
            <text:list-item>
              <text:p text:style-name="P81">The initial version of the application</text:p>
            </text:list-item>
            <text:list-item>
              <text:p text:style-name="P81">Supported platforms: </text:p>
              <text:list>
                <text:list-item>
                  <text:p text:style-name="P82">Win32</text:p>
                </text:list-item>
              </text:list>
            </text:list-item>
          </text:list>
        </text:list-item>
      </text:list>
      <text:h text:style-name="P63" text:outline-level="2"><text:bookmark-start text:name="__RefHeading__1031_1279705103"/>Version 2.0.1<text:bookmark-end text:name="__RefHeading__1031_1279705103"/></text:h>
      <text:list xml:id="list4762365251024468147" text:style-name="L6">
        <text:list-item>
          <text:p text:style-name="P80">vcdMaker</text:p>
          <text:list>
            <text:list-item>
              <text:p text:style-name="P85">New features:</text:p>
              <text:list>
                <text:list-item>
                  <text:p text:style-name="P83">Updated command line interface – removed ' -f ' option</text:p>
                </text:list-item>
                <text:list-item>
                  <text:p text:style-name="P83">Line counter</text:p>
                </text:list-item>
                <text:list-item>
                  <text:p text:style-name="P83">Events logging</text:p>
                </text:list-item>
              </text:list>
            </text:list-item>
            <text:list-item>
              <text:p text:style-name="P85">Supported platforms: </text:p>
              <text:list>
                <text:list-item>
                  <text:p text:style-name="P83">Win32</text:p>
                </text:list-item>
                <text:list-item>
                  <text:p text:style-name="P83">Linux</text:p>
                </text:list-item>
              </text:list>
            </text:list-item>
            <text:list-item>
              <text:p text:style-name="P85">Resolved issues:</text:p>
              <text:list>
                <text:list-item>
                  <text:p text:style-name="P83">#1 - Floats in vcd not rounded.</text:p>
                </text:list-item>
              </text:list>
            </text:list-item>
          </text:list>
        </text:list-item>
        <text:list-item>
          <text:p text:style-name="P80">vcdMerge</text:p>
          <text:list>
            <text:list-item>
              <text:p text:style-name="P85">The initial version of the application</text:p>
            </text:list-item>
            <text:list-item>
              <text:p text:style-name="P85">Supported platforms: </text:p>
              <text:list>
                <text:list-item>
                  <text:p text:style-name="P83">Win32</text:p>
                </text:list-item>
                <text:list-item>
                  <text:p text:style-name="P83">Linux</text:p>
                </text:list-item>
              </text:list>
            </text:list-item>
          </text:list>
        </text:list-item>
      </text:list>
      <text:p text:style-name="P15"/>
      <text:h text:style-name="P63" text:outline-level="2"><text:bookmark-start text:name="__RefHeading__1564_1604377397"/>Version 3.0.1<text:bookmark-end text:name="__RefHeading__1564_1604377397"/></text:h>
      <text:list xml:id="list31712882" text:continue-numbering="true" text:style-name="L6">
        <text:list-item>
          <text:p text:style-name="P80">vcdMaker/ vcdMerge</text:p>
          <text:list>
            <text:list-item>
              <text:p text:style-name="P86">New features:</text:p>
              <text:list>
                <text:list-item>
                  <text:p text:style-name="P84">Parsing user logs</text:p>
                </text:list-item>
                <text:list-item>
                  <text:p text:style-name="P84">Error/Warning reporting</text:p>
                </text:list-item>
              </text:list>
            </text:list-item>
            <text:list-item>
              <text:p text:style-name="P86">Resolved issues:</text:p>
              <text:list>
                <text:list-item>
                  <text:p text:style-name="P83">#22 – Linux target shall be able to cope with logs containing Windows EOLs</text:p>
                  <text:p text:style-name="P83"/>
                </text:list-item>
              </text:list>
            </text:list-item>
            <text:list-item>
              <text:p text:style-name="P85"><text:soft-page-break/>Supported platforms: </text:p>
              <text:list>
                <text:list-item>
                  <text:p text:style-name="P83">Win32</text:p>
                </text:list-item>
                <text:list-item>
                  <text:p text:style-name="P83">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8H55M8S</meta:editing-duration>
    <meta:editing-cycles>398</meta:editing-cycles>
    <meta:generator>OpenOffice/4.1.2$Win32 OpenOffice.org_project/412m3$Build-9782</meta:generator>
    <dc:date>2018-09-07T11:52:16.43</dc:date>
    <dc:subject>A User's Guide to vcdMaker</dc:subject>
    <dc:title>vcdMaker</dc:title>
    <dc:creator>Wojciech Rynczuk</dc:creator>
    <meta:document-statistic meta:table-count="6" meta:image-count="8" meta:object-count="0" meta:page-count="34" meta:paragraph-count="477" meta:word-count="4258" meta:character-count="27273"/>
    <meta:user-defined meta:name="Author">vcdMaker team</meta:user-defined>
    <meta:user-defined meta:name="Edition">Edition 3</meta:user-defined>
    <meta:user-defined meta:name="Info 3"/>
    <meta:user-defined meta:name="Version">2.0.1</meta:user-defined>
  </office:meta>
</office:document-meta>
</file>